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5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cm" fo:min-width="1.5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55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05cm"/>
    </style:style>
    <style:style style:name="gr8" style:family="graphic" style:parent-style-name="standard">
      <style:graphic-properties svg:stroke-color="#ffffff" draw:marker-start="" draw:fill="none" draw:fill-color="#729fcf" draw:textarea-horizontal-align="justify" draw:textarea-vertical-align="middle" draw:auto-grow-height="false" fo:min-height="0.65cm" fo:min-width="0.5cm"/>
    </style:style>
    <style:style style:name="gr9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65cm" fo:min-width="0.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svg:stroke-color="#ffffff" draw:marker-start="" draw:fill="none" draw:fill-color="#729fcf" draw:textarea-horizontal-align="justify" draw:textarea-vertical-align="middle" draw:auto-grow-height="false" fo:min-height="0.55cm" fo:min-width="0.5cm"/>
    </style:style>
    <style:style style:name="gr11" style:family="graphic" style:parent-style-name="standard">
      <style:graphic-properties svg:stroke-color="#ffffff" draw:marker-start="" draw:fill="none" draw:fill-color="#729fcf" draw:textarea-horizontal-align="justify" draw:textarea-vertical-align="middle" draw:auto-grow-height="false" fo:min-height="0.45cm" fo:min-width="0.1cm"/>
    </style:style>
    <style:style style:name="gr12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4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34cm" fo:min-width="1.8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34cm" fo:min-width="1.9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6cm" fo:min-width="2cm"/>
    </style:style>
    <style:style style:name="gr1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226cm" fo:min-width="4.3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ffffff" draw:opacity="10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9" draw:id="id9" draw:layer="layout" svg:width="4.1cm" svg:height="1.6cm" svg:x="12.8cm" svg:y="3.5cm">
          <text:p text:style-name="P1"><text:span text:style-name="T1">¿Presenta protección</text:span></text:p>
          <text:p text:style-name="P1"><text:span text:style-name="T1">Corporal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4.1cm" svg:height="1.9cm" svg:x="7.6cm" svg:y="5.2cm">
          <text:p text:style-name="P1"><text:span text:style-name="T1">¿Tiene piel dura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4.1cm" svg:height="1.599cm" svg:x="2.2cm" svg:y="8.5cm">
          <text:p text:style-name="P1"><text:span text:style-name="T1">¿Tiene 3 pares de patas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3.7cm" svg:height="1.6cm" svg:x="4.6cm" svg:y="10.2cm">
          <text:p text:style-name="P1"><text:span text:style-name="T1">¿Tiene 4 pares de patas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0" draw:id="id10" draw:layer="layout" svg:width="3.6cm" svg:height="1.5cm" svg:x="6.7cm" svg:y="11.7cm">
          <text:p text:style-name="P1"><text:span text:style-name="T1">¿Tiene de 5</text:span></text:p>
          <text:p text:style-name="P1"><text:span text:style-name="T1">a 10 <text:s/>pares de patas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2" draw:id="id2" draw:layer="layout" svg:width="4.1cm" svg:height="1.7cm" svg:x="17.9cm" svg:y="7.2cm">
          <text:p text:style-name="P1"><text:span text:style-name="T1">¿Tiene concha</text:span></text:p>
          <text:p text:style-name="P1"><text:span text:style-name="T1">o cuerpo blando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1.7cm" svg:y1="6.15cm" svg:x2="19.95cm" svg:y2="7.2cm" draw:start-shape="id1" draw:start-glue-point="7" draw:end-shape="id2" draw:end-glue-point="4" svg:d="M11700 6150h8250v1050" svg:viewBox="0 0 8251 1051">
          <text:p/>
        </draw:connector>
        <draw:custom-shape draw:style-name="gr2" draw:text-style-name="P2" xml:id="id3" draw:id="id3" draw:layer="layout" svg:width="4.1cm" svg:height="1.9cm" svg:x="23.6cm" svg:y="8.8cm">
          <text:p text:style-name="P1"><text:span text:style-name="T1">¿Tiene espinas </text:span></text:p>
          <text:p text:style-name="P1"><text:span text:style-name="T1">o placas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2cm" svg:y1="8.05cm" svg:x2="25.65cm" svg:y2="8.8cm" draw:start-shape="id2" draw:start-glue-point="7" draw:end-shape="id3" draw:end-glue-point="4" svg:d="M22000 8050h3650v750" svg:viewBox="0 0 3651 751">
          <text:p/>
        </draw:connector>
        <draw:custom-shape draw:style-name="gr7" draw:text-style-name="P2" xml:id="id4" draw:id="id4" draw:layer="layout" svg:width="3.1cm" svg:height="1.5cm" svg:x="14.8cm" svg:y="11.6cm">
          <text:p text:style-name="P1"><text:span text:style-name="T1">¿Tiene valvas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5" draw:id="id5" draw:layer="layout" svg:width="3.1cm" svg:height="1.5cm" svg:x="18.2cm" svg:y="13cm">
          <text:p text:style-name="P1"><text:span text:style-name="T1">¿Tiene</text:span></text:p>
          <text:p text:style-name="P1"><text:span text:style-name="T1">tentáculos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6" draw:id="id6" draw:layer="layout" svg:width="3.1cm" svg:height="1.5cm" svg:x="20.9cm" svg:y="14.7cm">
          <text:p text:style-name="P1"><text:span text:style-name="T1">¿Tiene</text:span></text:p>
          <text:p text:style-name="P1"><text:span text:style-name="T1">“</text:span><text:span text:style-name="T1">pie”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7.9cm" svg:y1="12.35cm" svg:x2="19.75cm" svg:y2="13cm" draw:start-shape="id4" draw:start-glue-point="7" draw:end-shape="id5" draw:end-glue-point="4" svg:d="M17900 12350h1850v650" svg:viewBox="0 0 1851 651">
          <text:p/>
        </draw:connector>
        <draw:connector draw:style-name="gr6" draw:text-style-name="P1" draw:layer="layout" svg:x1="21.3cm" svg:y1="13.75cm" svg:x2="22.45cm" svg:y2="14.7cm" draw:start-shape="id5" draw:start-glue-point="7" draw:end-shape="id6" draw:end-glue-point="4" svg:d="M21300 13750h1150v950" svg:viewBox="0 0 1151 951">
          <text:p/>
        </draw:connector>
        <draw:connector draw:style-name="gr6" draw:text-style-name="P1" draw:layer="layout" svg:x1="6.3cm" svg:y1="9.299cm" svg:x2="6.45cm" svg:y2="10.2cm" draw:start-shape="id7" draw:start-glue-point="7" draw:end-shape="id8" draw:end-glue-point="4" svg:d="M6300 9299h150v901" svg:viewBox="0 0 151 902">
          <text:p/>
        </draw:connector>
        <draw:connector draw:style-name="gr6" draw:text-style-name="P1" draw:layer="layout" svg:x1="9.65cm" svg:y1="5.2cm" svg:x2="12.8cm" svg:y2="4.3cm" draw:start-shape="id1" draw:start-glue-point="4" draw:end-shape="id9" draw:end-glue-point="5" svg:d="M9650 5200v-900h3150" svg:viewBox="0 0 3151 901">
          <text:p/>
        </draw:connector>
        <draw:connector draw:style-name="gr6" draw:text-style-name="P1" draw:layer="layout" svg:x1="8.3cm" svg:y1="11cm" svg:x2="8.5cm" svg:y2="11.7cm" draw:start-shape="id8" draw:start-glue-point="7" draw:end-shape="id10" draw:end-glue-point="4" svg:d="M8300 11000h200v700" svg:viewBox="0 0 201 701">
          <text:p/>
        </draw:connector>
        <draw:custom-shape draw:style-name="gr4" draw:text-style-name="P2" xml:id="id11" draw:id="id11" draw:layer="layout" svg:width="3.6cm" svg:height="1.5cm" svg:x="8.6cm" svg:y="13.4cm">
          <text:p text:style-name="P1"><text:span text:style-name="T1">¿Tiene multitud </text:span></text:p>
          <text:p text:style-name="P1"><text:span text:style-name="T1">de patas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3cm" svg:y1="12.45cm" svg:x2="10.4cm" svg:y2="13.4cm" draw:start-shape="id10" draw:start-glue-point="7" draw:end-shape="id11" draw:end-glue-point="4" svg:d="M10300 12450h100v950" svg:viewBox="0 0 101 951">
          <text:p/>
        </draw:connector>
        <draw:custom-shape draw:style-name="gr8" draw:text-style-name="P3" draw:layer="layout" svg:width="1cm" svg:height="0.9cm" svg:x="6.2cm" svg:y="5.2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0.9cm" svg:x="1.2cm" svg:y="8.3cm">
          <text:p text:style-name="P4"><text:span text:style-name="T3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8cm" svg:x="3.2cm" svg:y="10.1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5.3cm" svg:y="11.7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7.8cm" svg:y="13.3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13.9cm" svg:y="12.1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16.9cm" svg:y="7.2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22.2cm" svg:y="9.3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17.2cm" svg:y="13.4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19.8cm" svg:y="15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11.7cm" svg:y="3.4cm">
          <text:p text:style-name="P1"><text:span text:style-name="T2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6cm" svg:height="0.7cm" svg:x="17.9cm" svg:y="3.4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23.1cm" svg:y="7.2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28cm" svg:y="9.3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6.8cm" svg:y="8.7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8.8cm" svg:y="10.6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10.7cm" svg:y="12.2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18.4cm" svg:y="11.5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21.7cm" svg:y="12.8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6cm" svg:height="0.7cm" svg:x="24.4cm" svg:y="14.5cm">
          <text:p text:style-name="P4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cm" svg:height="0.7cm" svg:x="12.3cm" svg:y="13.4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2" draw:id="id12" draw:layer="layout" svg:width="2.3cm" svg:height="1.1cm" svg:x="0.5cm" svg:y="10.4cm">
          <text:p text:style-name="P1"><text:span text:style-name="T4">Insect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6" xml:id="id14" draw:id="id14" draw:layer="layout" svg:width="2.3cm" svg:height="1.1cm" svg:x="4.7cm" svg:y="13.8cm">
          <text:p text:style-name="P1"><text:span text:style-name="T4">Crustáce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6" xml:id="id13" draw:id="id13" draw:layer="layout" svg:width="2.3cm" svg:height="1.1cm" svg:x="2.3cm" svg:y="12.1cm">
          <text:p text:style-name="P1"><text:span text:style-name="T4">Arácnid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6" xml:id="id15" draw:id="id15" draw:layer="layout" svg:width="2.3cm" svg:height="1.1cm" svg:x="7cm" svg:y="15.4cm">
          <text:p text:style-name="P1"><text:span text:style-name="T4">Miriápod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2.2cm" svg:y1="9.299cm" svg:x2="1.65cm" svg:y2="10.4cm" draw:start-shape="id7" draw:start-glue-point="5" draw:end-shape="id12" draw:end-glue-point="4" svg:d="M2200 9299h-550v1101" svg:viewBox="0 0 551 1102">
          <text:p/>
        </draw:connector>
        <draw:connector draw:style-name="gr6" draw:text-style-name="P1" draw:layer="layout" svg:x1="4.6cm" svg:y1="11cm" svg:x2="3.45cm" svg:y2="12.1cm" draw:start-shape="id8" draw:start-glue-point="5" draw:end-shape="id13" draw:end-glue-point="4" svg:d="M4600 11000h-1150v1100" svg:viewBox="0 0 1151 1101">
          <text:p/>
        </draw:connector>
        <draw:connector draw:style-name="gr6" draw:text-style-name="P1" draw:layer="layout" svg:x1="6.7cm" svg:y1="12.45cm" svg:x2="5.85cm" svg:y2="13.8cm" draw:start-shape="id10" draw:start-glue-point="5" draw:end-shape="id14" draw:end-glue-point="4" svg:d="M6700 12450h-850v1350" svg:viewBox="0 0 851 1351">
          <text:p/>
        </draw:connector>
        <draw:connector draw:style-name="gr6" draw:text-style-name="P1" draw:layer="layout" svg:x1="8.6cm" svg:y1="14.15cm" svg:x2="8.15cm" svg:y2="15.4cm" draw:start-shape="id11" draw:start-glue-point="5" draw:end-shape="id15" draw:end-glue-point="4" svg:d="M8600 14150h-450v1250" svg:viewBox="0 0 451 1251">
          <text:p/>
        </draw:connector>
        <draw:custom-shape draw:style-name="gr13" draw:text-style-name="P6" xml:id="id16" draw:id="id16" draw:layer="layout" svg:width="2.3cm" svg:height="1.1cm" svg:x="3.1cm" svg:y="6.9cm">
          <text:p text:style-name="P1"><text:span text:style-name="T4">Artrópod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7.6cm" svg:y1="6.15cm" svg:x2="4.25cm" svg:y2="6.9cm" draw:start-shape="id1" draw:start-glue-point="5" draw:end-shape="id16" draw:end-glue-point="4" svg:d="M7600 6150h-3350v750" svg:viewBox="0 0 3351 751">
          <text:p/>
        </draw:connector>
        <draw:connector draw:style-name="gr14" draw:text-style-name="P1" draw:layer="layout" svg:x1="4.25cm" svg:y1="7.935cm" svg:x2="4.25cm" svg:y2="8.5cm" draw:start-shape="id16" draw:start-glue-point="6" draw:end-shape="id7" draw:end-glue-point="4" svg:d="M4250 7935v565" svg:viewBox="0 0 1 566">
          <text:p/>
        </draw:connector>
        <draw:custom-shape draw:style-name="gr13" draw:text-style-name="P6" xml:id="id17" draw:id="id17" draw:layer="layout" svg:width="2.3cm" svg:height="1.1cm" svg:x="11.7cm" svg:y="15.1cm">
          <text:p text:style-name="P1"><text:span text:style-name="T4">No exis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6" xml:id="id18" draw:id="id18" draw:layer="layout" svg:width="2.3cm" svg:height="1.1cm" svg:x="23.7cm" svg:y="16.7cm">
          <text:p text:style-name="P1"><text:span text:style-name="T4">No exis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6" xml:id="id19" draw:id="id19" draw:layer="layout" svg:width="2.3cm" svg:height="1.1cm" svg:x="26.7cm" svg:y="10.7cm">
          <text:p text:style-name="P1"><text:span text:style-name="T4">No exis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2.2cm" svg:y1="14.15cm" svg:x2="12.85cm" svg:y2="15.1cm" draw:start-shape="id11" draw:start-glue-point="7" draw:end-shape="id17" draw:end-glue-point="4" svg:d="M12200 14150h650v950" svg:viewBox="0 0 651 951">
          <text:p/>
        </draw:connector>
        <draw:connector draw:style-name="gr6" draw:text-style-name="P1" draw:layer="layout" svg:x1="24cm" svg:y1="15.45cm" svg:x2="24.85cm" svg:y2="16.7cm" draw:start-shape="id6" draw:start-glue-point="7" draw:end-shape="id18" draw:end-glue-point="4" svg:d="M24000 15450h850v1250" svg:viewBox="0 0 851 1251">
          <text:p/>
        </draw:connector>
        <draw:connector draw:style-name="gr6" draw:text-style-name="P1" draw:layer="layout" svg:x1="27.7cm" svg:y1="9.75cm" svg:x2="27.85cm" svg:y2="10.7cm" draw:start-shape="id3" draw:start-glue-point="7" draw:end-shape="id19" draw:end-glue-point="4" svg:d="M27700 9750h150v950" svg:viewBox="0 0 151 951">
          <text:p/>
        </draw:connector>
        <draw:custom-shape draw:style-name="gr13" draw:text-style-name="P6" xml:id="id20" draw:id="id20" draw:layer="layout" svg:width="2.3cm" svg:height="1.1cm" svg:x="15.2cm" svg:y="8.9cm">
          <text:p text:style-name="P1"><text:span text:style-name="T4">Molusc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7.9cm" svg:y1="8.05cm" svg:x2="16.35cm" svg:y2="8.9cm" draw:start-shape="id2" draw:start-glue-point="5" draw:end-shape="id20" draw:end-glue-point="4" svg:d="M17900 8050h-1550v850" svg:viewBox="0 0 1551 851">
          <text:p/>
        </draw:connector>
        <draw:connector draw:style-name="gr6" draw:text-style-name="P1" draw:layer="layout" svg:x1="16.35cm" svg:y1="9.935cm" svg:x2="16.35cm" svg:y2="11.6cm" draw:start-shape="id20" draw:start-glue-point="6" draw:end-shape="id4" draw:end-glue-point="4" svg:d="M16350 9935v1665" svg:viewBox="0 0 1 1666">
          <text:p/>
        </draw:connector>
        <draw:custom-shape draw:style-name="gr15" draw:text-style-name="P6" xml:id="id21" draw:id="id21" draw:layer="layout" svg:width="2.4cm" svg:height="1.1cm" svg:x="21.8cm" svg:y="10.8cm">
          <text:p text:style-name="P1"><text:span text:style-name="T4">Equinoderm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23.6cm" svg:y1="9.75cm" svg:x2="23cm" svg:y2="10.8cm" draw:start-shape="id3" draw:start-glue-point="5" draw:end-shape="id21" draw:end-glue-point="4" svg:d="M23600 9750h-600v1050" svg:viewBox="0 0 601 1051">
          <text:p/>
        </draw:connector>
        <draw:custom-shape draw:style-name="gr16" draw:text-style-name="P6" xml:id="id22" draw:id="id22" draw:layer="layout" svg:width="2.5cm" svg:height="2.5cm" svg:x="21.3cm" svg:y="4.8cm">
          <text:p text:style-name="P1"><text:span text:style-name="T4">Gusano,</text:span></text:p>
          <text:p text:style-name="P1"><text:span text:style-name="T4">medusa</text:span></text:p>
          <text:p text:style-name="P1"><text:span text:style-name="T4">o esponj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6.9cm" svg:y1="4.3cm" svg:x2="22.55cm" svg:y2="4.8cm" draw:start-shape="id9" draw:start-glue-point="7" draw:end-shape="id22" draw:end-glue-point="4" svg:d="M16900 4300h2201v-1h3449v501" svg:viewBox="0 0 5651 502">
          <text:p/>
        </draw:connector>
        <draw:custom-shape draw:style-name="gr13" draw:text-style-name="P6" xml:id="id23" draw:id="id23" draw:layer="layout" svg:width="2.3cm" svg:height="1.1cm" svg:x="13.3cm" svg:y="13.2cm">
          <text:p text:style-name="P1"><text:span text:style-name="T4">Bivalb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4.8cm" svg:y1="12.35cm" svg:x2="14.45cm" svg:y2="13.2cm" draw:start-shape="id4" draw:start-glue-point="5" draw:end-shape="id23" draw:end-glue-point="4" svg:d="M14800 12350h-350v850" svg:viewBox="0 0 351 851">
          <text:p/>
        </draw:connector>
        <draw:custom-shape draw:style-name="gr13" draw:text-style-name="P6" xml:id="id24" draw:id="id24" draw:layer="layout" svg:width="2.3cm" svg:height="1.1cm" svg:x="16.7cm" svg:y="14.8cm">
          <text:p text:style-name="P1"><text:span text:style-name="T4">Cefalópod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8.2cm" svg:y1="13.75cm" svg:x2="17.85cm" svg:y2="14.8cm" draw:start-shape="id5" draw:start-glue-point="5" draw:end-shape="id24" draw:end-glue-point="4" svg:d="M18200 13750h-350v1050" svg:viewBox="0 0 351 1051">
          <text:p/>
        </draw:connector>
        <draw:custom-shape draw:style-name="gr15" draw:text-style-name="P6" xml:id="id25" draw:id="id25" draw:layer="layout" svg:width="2.4cm" svg:height="1.1cm" svg:x="19.3cm" svg:y="16.6cm">
          <text:p text:style-name="P1"><text:span text:style-name="T4">Gasterópod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20.9cm" svg:y1="15.45cm" svg:x2="20.5cm" svg:y2="16.6cm" draw:start-shape="id6" draw:start-glue-point="5" draw:end-shape="id25" draw:end-glue-point="4" svg:d="M20900 15450h-400v1150" svg:viewBox="0 0 401 1151">
          <text:p/>
        </draw:connector>
        <draw:custom-shape draw:style-name="gr17" draw:text-style-name="P7" xml:id="id26" draw:id="id26" draw:layer="layout" svg:width="5.202cm" svg:height="1.594cm" draw:transform="rotate (-0.00226892802759273) translate (12.298cm 0.894cm)">
          <text:p text:style-name="P1"><text:span text:style-name="T2">Animal invertebr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14.896cm" svg:y1="2.498cm" svg:x2="14.85cm" svg:y2="3.5cm" draw:start-shape="id26" draw:start-glue-point="6" draw:end-shape="id9" draw:end-glue-point="4" svg:d="M14896 2498v503h-46v499" svg:viewBox="0 0 47 1003">
          <text:p/>
        </draw:connector>
        <draw:custom-shape draw:style-name="gr11" draw:text-style-name="P3" draw:layer="layout" svg:width="0.6cm" svg:height="0.7cm" svg:x="12.3cm" svg:y="5.3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20:08:43.116175340</meta:creation-date>
    <dc:date>2017-03-20T16:31:40.937913213</dc:date>
    <meta:editing-duration>PT1H</meta:editing-duration>
    <meta:editing-cycles>16</meta:editing-cycles>
    <meta:generator>LibreOffice/5.1.2.2.0$Linux_x86 LibreOffice_project/10m0$Build-2</meta:generator>
    <meta:document-statistic meta:object-count="73"/>
  </office:meta>
</office:document-meta>
</file>